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textarea-horizontal-align="justify" draw:textarea-vertical-align="middle" draw:auto-grow-height="false" fo:min-height="2.624cm" fo:min-width="4.71cm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3333" draw:textarea-vertical-align="middle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326cm" fo:min-width="2.823cm"/>
    </style:style>
    <style:style style:name="gr7" style:family="graphic" style:parent-style-name="standard">
      <style:graphic-properties draw:stroke="none" svg:stroke-color="#000000" draw:fill="none" draw:fill-color="#ff3333" fo:min-height="1.808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6.485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2.036cm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gr12" style:family="graphic" style:parent-style-name="standard">
      <style:graphic-properties draw:stroke="none" svg:stroke-color="#000000" draw:fill="none" draw:fill-color="#ff3333" fo:min-height="2.163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1.008cm" fo:min-width="2.554cm"/>
    </style:style>
    <style:style style:name="gr14" style:family="graphic" style:parent-style-name="standard">
      <style:graphic-properties draw:stroke="none" svg:stroke-color="#000000" draw:fill="none" draw:fill-color="#ffffff" fo:min-height="1.909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1.385cm" fo:min-width="2.823cm"/>
    </style:style>
    <style:style style:name="gr16" style:family="graphic" style:parent-style-name="standard">
      <style:graphic-properties draw:stroke="none" svg:stroke-color="#000000" draw:fill="none" draw:fill-color="#ff3333" fo:min-height="1.885cm"/>
    </style:style>
    <style:style style:name="gr17" style:family="graphic" style:parent-style-name="standard">
      <style:graphic-properties draw:stroke="none" svg:stroke-color="#000000" draw:fill="none" draw:fill-color="#ffffff" fo:min-height="0.158cm"/>
    </style:style>
    <style:style style:name="gr18" style:family="graphic" style:parent-style-name="standard">
      <style:graphic-properties draw:textarea-horizontal-align="justify" draw:textarea-vertical-align="middle" draw:auto-grow-height="false" fo:min-height="1.326cm" fo:min-width="2.823cm"/>
    </style:style>
    <style:style style:name="gr19" style:family="graphic" style:parent-style-name="standard">
      <style:graphic-properties draw:stroke="none" svg:stroke-color="#000000" draw:fill="none" draw:fill-color="#ffffff" fo:min-height="1.808cm"/>
    </style:style>
    <style:style style:name="gr20" style:family="graphic" style:parent-style-name="standard">
      <style:graphic-properties draw:stroke="none" svg:stroke-color="#000000" draw:fill="none" draw:fill-color="#ffffff" fo:min-height="1.401cm"/>
    </style:style>
    <style:style style:name="gr21" style:family="graphic" style:parent-style-name="standard">
      <style:graphic-properties draw:stroke="none" svg:stroke-color="#000000" draw:fill="none" draw:fill-color="#ffffff" fo:min-height="2.671cm"/>
    </style:style>
    <style:style style:name="gr22" style:family="graphic" style:parent-style-name="standard">
      <style:graphic-properties draw:stroke="none" svg:stroke-color="#000000" draw:fill="none" draw:fill-color="#ffffff" fo:min-height="1.782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2.624cm" fo:min-width="3.003cm"/>
    </style:style>
    <style:style style:name="gr26" style:family="graphic" style:parent-style-name="standard">
      <style:graphic-properties draw:stroke="none" svg:stroke-color="#000000" draw:fill="none" draw:fill-color="#000000" fo:min-height="0.639cm"/>
    </style:style>
    <style:style style:name="gr27" style:family="graphic" style:parent-style-name="standard">
      <style:graphic-properties draw:stroke="none" svg:stroke-color="#000000" draw:fill="none" draw:fill-color="#000000" fo:min-height="2.417cm"/>
    </style:style>
    <style:style style:name="gr28" style:family="graphic" style:parent-style-name="standard">
      <style:graphic-properties draw:stroke="none" svg:stroke-color="#000000" draw:fill="none" draw:fill-color="#ff3333" fo:min-height="2.544cm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1.097cm" fo:min-width="4.53cm"/>
    </style:style>
    <style:style style:name="gr30" style:family="graphic" style:parent-style-name="standard">
      <style:graphic-properties draw:stroke="none" svg:stroke-color="#000000" draw:fill="none" draw:fill-color="#ff3333" fo:min-height="0.639cm"/>
    </style:style>
    <style:style style:name="gr31" style:family="graphic" style:parent-style-name="standard">
      <style:graphic-properties draw:textarea-horizontal-align="justify" draw:textarea-vertical-align="middle" draw:auto-grow-height="false" fo:min-height="2.175cm" fo:min-width="5.248cm"/>
    </style:style>
    <style:style style:name="gr32" style:family="graphic" style:parent-style-name="standard">
      <style:graphic-properties draw:textarea-horizontal-align="justify" draw:textarea-vertical-align="middle" draw:auto-grow-height="false" fo:min-height="2.138cm" fo:min-width="4.203cm"/>
    </style:style>
    <style:style style:name="gr33" style:family="graphic" style:parent-style-name="standard">
      <style:graphic-properties draw:stroke="none" svg:stroke-color="#000000" draw:fill="none" draw:fill-color="#ffffff" fo:min-height="1.016cm"/>
    </style:style>
    <style:style style:name="gr34" style:family="graphic" style:parent-style-name="standard">
      <style:graphic-properties draw:textarea-horizontal-align="justify" draw:textarea-vertical-align="middle" draw:auto-grow-height="false" fo:min-height="3.253cm" fo:min-width="3.99cm"/>
    </style:style>
    <style:style style:name="gr35" style:family="graphic" style:parent-style-name="standard">
      <style:graphic-properties draw:stroke="none" svg:stroke-color="#000000" draw:fill="none" draw:fill-color="#ffffff" fo:min-height="2.417cm"/>
    </style:style>
    <style:style style:name="gr36" style:family="graphic" style:parent-style-name="standard">
      <style:graphic-properties draw:stroke="none" svg:stroke-color="#000000" draw:fill="none" draw:fill-color="#ffffff" fo:min-height="1.147cm"/>
    </style:style>
    <style:style style:name="gr37" style:family="graphic" style:parent-style-name="standard">
      <style:graphic-properties draw:stroke="none" svg:stroke-color="#000000" draw:fill="none" draw:fill-color="#ffffff" fo:min-height="1.274cm"/>
    </style:style>
    <style:style style:name="gr38" style:family="graphic" style:parent-style-name="standard">
      <style:graphic-properties draw:textarea-horizontal-align="justify" draw:textarea-vertical-align="middle" draw:auto-grow-height="false" fo:min-height="4.24cm" fo:min-width="3.99cm"/>
    </style:style>
    <style:style style:name="gr39" style:family="graphic" style:parent-style-name="standard">
      <style:graphic-properties draw:stroke="none" svg:stroke-color="#000000" draw:fill="none" draw:fill-color="#ffffff" fo:min-height="0.893cm"/>
    </style:style>
    <style:style style:name="gr40" style:family="graphic" style:parent-style-name="standard">
      <style:graphic-properties draw:stroke="none" svg:stroke-color="#000000" draw:fill="none" draw:fill-color="#ff3333" fo:min-height="1.782cm"/>
    </style:style>
    <style:style style:name="gr41" style:family="graphic" style:parent-style-name="standard">
      <style:graphic-properties draw:fill-color="#ff0000" draw:textarea-horizontal-align="justify" draw:textarea-vertical-align="middle" draw:auto-grow-height="false" fo:min-height="0.739cm" fo:min-width="4.585cm"/>
    </style:style>
    <style:style style:name="gr42" style:family="graphic" style:parent-style-name="standard">
      <style:graphic-properties draw:textarea-horizontal-align="justify" draw:textarea-vertical-align="middle" draw:auto-grow-height="false" fo:min-height="4.24cm" fo:min-width="3.9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left="0cm" fo:margin-right="0cm" fo:text-align="center" fo:text-indent="0cm"/>
    </style:style>
    <style:style style:name="P6" style:family="paragraph">
      <loext:graphic-properties draw:fill="none" draw:fill-color="#ff3333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="none" draw:fill-color="#ff3333"/>
      <style:paragraph-properties fo:margin-left="0cm" fo:margin-right="0cm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3333"/>
      <style:paragraph-properties fo:margin-left="0cm" fo:margin-right="0cm" fo:text-align="center" fo:text-indent="0cm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000000"/>
    </style:style>
    <style:style style:name="P14" style:family="paragraph">
      <loext:graphic-properties draw:fill="none" draw:fill-color="#000000"/>
      <style:paragraph-properties fo:margin-left="0cm" fo:margin-right="0cm" fo:text-indent="0cm"/>
    </style:style>
    <style:style style:name="P15" style:family="paragraph">
      <loext:graphic-properties draw:fill-color="#ff0000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6cm" svg:height="1.673cm" svg:x="1.041cm" svg:y="4.026cm">
          <draw:text-box>
            <text:p>L : C → D any functor</text:p>
          </draw:text-box>
        </draw:frame>
        <draw:custom-shape draw:style-name="gr2" draw:text-style-name="P2" xml:id="id2" draw:id="id2" draw:layer="layout" svg:width="7.366cm" svg:height="4.064cm" svg:x="11.201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23cm" svg:height="1.778cm" svg:x="11.582cm" svg:y="5.191cm">
          <draw:text-box>
            <text:p>IL-opn : DBLE</text:p>
          </draw:text-box>
        </draw:frame>
        <draw:line draw:style-name="gr4" draw:text-style-name="P4" draw:layer="layout" svg:x1="12.725cm" svg:y1="7.096cm" svg:x2="14.376cm" svg:y2="7.096cm">
          <text:p/>
        </draw:line>
        <draw:line draw:style-name="gr4" draw:text-style-name="P4" draw:layer="layout" svg:x1="16.535cm" svg:y1="7.096cm" svg:x2="14.63cm" svg:y2="7.096cm">
          <text:p/>
        </draw:line>
        <draw:line draw:style-name="gr4" draw:text-style-name="P4" draw:layer="layout" svg:x1="12.725cm" svg:y1="7.35cm" svg:x2="12.725cm" svg:y2="9.128cm">
          <text:p/>
        </draw:line>
        <draw:line draw:style-name="gr4" draw:text-style-name="P4" draw:layer="layout" svg:x1="16.535cm" svg:y1="7.35cm" svg:x2="16.535cm" svg:y2="9.128cm">
          <text:p/>
        </draw:line>
        <draw:line draw:style-name="gr4" draw:text-style-name="P4" draw:layer="layout" svg:x1="12.852cm" svg:y1="9.509cm" svg:x2="14.63cm" svg:y2="9.509cm">
          <text:p/>
        </draw:line>
        <draw:line draw:style-name="gr4" draw:text-style-name="P4" draw:layer="layout" svg:x1="14.503cm" svg:y1="7.35cm" svg:x2="14.503cm" svg:y2="9.128cm">
          <text:p/>
        </draw:line>
        <draw:line draw:style-name="gr4" draw:text-style-name="P4" draw:layer="layout" svg:x1="16.535cm" svg:y1="9.382cm" svg:x2="14.757cm" svg:y2="9.382cm">
          <text:p/>
        </draw:line>
        <draw:line draw:style-name="gr4" draw:text-style-name="P5" draw:layer="layout" svg:x1="5.74cm" svg:y1="11.414cm" svg:x2="7.772cm" svg:y2="11.414cm">
          <text:p/>
        </draw:line>
        <draw:line draw:style-name="gr4" draw:text-style-name="P5" draw:layer="layout" svg:x1="10.439cm" svg:y1="11.414cm" svg:x2="7.772cm" svg:y2="11.414cm">
          <text:p/>
        </draw:line>
        <draw:line draw:style-name="gr4" draw:text-style-name="P5" draw:layer="layout" svg:x1="10.44cm" svg:y1="11.414cm" svg:x2="10.439cm" svg:y2="13.319cm">
          <text:p/>
        </draw:line>
        <draw:line draw:style-name="gr4" draw:text-style-name="P5" draw:layer="layout" svg:x1="5.867cm" svg:y1="11.668cm" svg:x2="5.867cm" svg:y2="13.065cm">
          <text:p/>
        </draw:line>
        <draw:line draw:style-name="gr4" draw:text-style-name="P5" draw:layer="layout" svg:x1="7.772cm" svg:y1="11.795cm" svg:x2="7.772cm" svg:y2="13.192cm">
          <text:p/>
        </draw:line>
        <draw:line draw:style-name="gr4" draw:text-style-name="P5" draw:layer="layout" svg:x1="5.74cm" svg:y1="13.192cm" svg:x2="7.772cm" svg:y2="13.319cm">
          <text:p/>
        </draw:line>
        <draw:line draw:style-name="gr4" draw:text-style-name="P5" draw:layer="layout" svg:x1="10.185cm" svg:y1="13.446cm" svg:x2="7.772cm" svg:y2="13.355cm">
          <text:p/>
        </draw:line>
        <draw:g xml:id="id4" draw:id="id4">
          <draw:line draw:style-name="gr5" draw:text-style-name="P6" draw:layer="layout" svg:x1="1.295cm" svg:y1="8.309cm" svg:x2="3.327cm" svg:y2="8.309cm">
            <text:p/>
          </draw:line>
          <draw:line draw:style-name="gr5" draw:text-style-name="P6" draw:layer="layout" svg:x1="5.486cm" svg:y1="8.309cm" svg:x2="3.327cm" svg:y2="8.309cm">
            <text:p/>
          </draw:line>
          <draw:custom-shape draw:style-name="gr6" draw:text-style-name="P7" draw:layer="layout" svg:width="4.699cm" svg:height="2.228cm" svg:x="1.041cm" svg:y="7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4.572cm" svg:height="2.058cm" svg:x="1.295cm" svg:y="6.08cm">
            <draw:text-box>
              <text:p>L-bd : CAT</text:p>
            </draw:text-box>
          </draw:frame>
        </draw:g>
        <draw:g xml:id="id5" draw:id="id5">
          <draw:custom-shape draw:style-name="gr2" draw:text-style-name="P2" xml:id="id3" draw:id="id3" draw:layer="layout" svg:width="7.366cm" svg:height="4.064cm" svg:x="4.089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6.096cm" svg:height="1.778cm" svg:x="5.74cm" svg:y="9.001cm">
            <draw:text-box>
              <text:p>L-opn : CAT</text:p>
            </draw:text-box>
          </draw:frame>
        </draw:g>
        <draw:connector draw:style-name="gr4" draw:text-style-name="P5" draw:layer="layout" draw:type="curve" svg:x1="13.487cm" svg:y1="14.208cm" svg:x2="14.884cm" svg:y2="10.144cm" draw:start-shape="id1" draw:start-glue-point="6" draw:end-shape="id2" draw:end-glue-point="8" svg:d="M13487 14208c-751 0-626-1238-89-1659s1486-23 1486-2405" svg:viewBox="0 0 1926 4065">
          <text:p/>
        </draw:connector>
        <draw:connector draw:style-name="gr4" draw:text-style-name="P5" draw:layer="layout" draw:type="curve" svg:x1="11.455cm" svg:y1="12.303cm" svg:x2="14.884cm" svg:y2="10.144cm" draw:start-shape="id3" draw:start-glue-point="10" draw:end-shape="id2" draw:end-glue-point="8" svg:d="M11455 12303c2286 0 3429-719 3429-2159" svg:viewBox="0 0 3430 2160">
          <text:p/>
        </draw:connector>
        <draw:custom-shape draw:style-name="gr8" draw:text-style-name="P9" draw:layer="layout" svg:width="6.985cm" svg:height="0.889cm" svg:x="0.787cm" svg:y="4.17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286cm" svg:height="2.384cm" svg:x="12.344cm" svg:y="11.316cm">
          <draw:text-box>
            <text:p>Arr cat</text:p>
            <text:p/>
          </draw:text-box>
        </draw:frame>
        <draw:frame draw:style-name="gr10" draw:text-style-name="P3" draw:layer="layout" svg:width="4.572cm" svg:height="2.286cm" svg:x="14.376cm" svg:y="11.16cm">
          <draw:text-box>
            <text:p>Ob cat</text:p>
          </draw:text-box>
        </draw:frame>
        <draw:g xml:id="id6" draw:id="id6">
          <draw:frame draw:style-name="gr11" draw:text-style-name="P3" draw:layer="layout" svg:width="5.207cm" svg:height="1.27cm" svg:x="21.234cm" svg:y="6.207cm">
            <draw:text-box>
              <text:p>Sp(L-opn1):CAT</text:p>
            </draw:text-box>
          </draw:frame>
        </draw:g>
        <draw:g>
          <draw:frame draw:style-name="gr12" draw:text-style-name="P8" draw:layer="layout" svg:width="4.191cm" svg:height="2.413cm" svg:x="14.376cm" svg:y="13.827cm">
            <draw:text-box>
              <text:p>C : CAT</text:p>
            </draw:text-box>
          </draw:frame>
          <draw:custom-shape draw:style-name="gr13" draw:text-style-name="P10" xml:id="id1" draw:id="id1" draw:layer="layout" svg:width="4.318cm" svg:height="1.778cm" svg:x="13.487cm" svg:y="1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5" draw:layer="layout" draw:type="curve" svg:x1="3.454cm" svg:y1="9.509cm" svg:x2="4.089cm" svg:y2="11.668cm" draw:start-shape="id4" draw:end-shape="id5" svg:d="M3454 9509c0 1440 211 2159 635 2159" svg:viewBox="0 0 636 2160">
          <text:p/>
        </draw:connector>
        <draw:frame draw:style-name="gr14" draw:text-style-name="P3" draw:layer="layout" svg:width="4.826cm" svg:height="2.159cm" svg:x="1.295cm" svg:y="10.271cm">
          <draw:text-box>
            <text:p>arw cat</text:p>
          </draw:text-box>
        </draw:frame>
        <draw:g xml:id="id7" draw:id="id7">
          <draw:line draw:style-name="gr5" draw:text-style-name="P6" draw:layer="layout" svg:x1="37.998cm" svg:y1="24.774cm" svg:x2="40.03cm" svg:y2="24.774cm">
            <text:p/>
          </draw:line>
          <draw:line draw:style-name="gr5" draw:text-style-name="P6" draw:layer="layout" svg:x1="42.189cm" svg:y1="24.774cm" svg:x2="40.03cm" svg:y2="24.774cm">
            <text:p/>
          </draw:line>
          <draw:custom-shape draw:style-name="gr15" draw:text-style-name="P7" draw:layer="layout" svg:width="4.699cm" svg:height="2.311cm" svg:x="37.744cm" svg:y="23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8" draw:layer="layout" svg:width="4.572cm" svg:height="2.135cm" svg:x="37.998cm" svg:y="22.463cm">
            <draw:text-box>
              <text:p>L-bd : CAT</text:p>
            </draw:text-box>
          </draw:frame>
        </draw:g>
        <draw:connector draw:style-name="gr4" draw:text-style-name="P5" draw:layer="layout" draw:type="curve" svg:x1="23.837cm" svg:y1="6.207cm" svg:x2="34.984cm" svg:y2="7.055cm" draw:start-shape="id6" draw:start-glue-point="0" svg:d="M23837 6207c0-750 11147-1174 11147 848" svg:viewBox="0 0 11148 1471">
          <text:p/>
        </draw:connector>
        <draw:frame draw:style-name="gr17" draw:text-style-name="P3" draw:layer="layout" svg:width="8.488cm" svg:height="0.962cm" svg:x="27.838cm" svg:y="4.529cm">
          <draw:text-box>
            <text:p>arrcat</text:p>
          </draw:text-box>
        </draw:frame>
        <draw:g xml:id="id12" draw:id="id12">
          <draw:g xml:id="id8" draw:id="id8">
            <draw:line draw:style-name="gr4" draw:text-style-name="P4" draw:layer="layout" svg:x1="31.267cm" svg:y1="17.58cm" svg:x2="33.299cm" svg:y2="17.58cm">
              <text:p/>
            </draw:line>
            <draw:line draw:style-name="gr4" draw:text-style-name="P4" draw:layer="layout" svg:x1="35.458cm" svg:y1="17.58cm" svg:x2="33.299cm" svg:y2="17.58cm">
              <text:p/>
            </draw:line>
            <draw:custom-shape draw:style-name="gr18" draw:text-style-name="P2" draw:layer="layout" svg:width="4.699cm" svg:height="2.228cm" svg:x="31.013cm" svg:y="16.5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3" draw:layer="layout" svg:width="4.572cm" svg:height="2.058cm" svg:x="31.267cm" svg:y="15.351cm">
              <draw:text-box>
                <text:p>Grpd(L-bd): <text:s/><text:s/>CAT</text:p>
              </draw:text-box>
            </draw:frame>
          </draw:g>
          <draw:frame draw:style-name="gr20" draw:text-style-name="P3" xml:id="id9" draw:id="id9" draw:layer="layout" svg:width="7.493cm" svg:height="1.651cm" svg:x="32.029cm" svg:y="17.383cm">
            <draw:text-box>
              <text:p>isos</text:p>
            </draw:text-box>
          </draw:frame>
        </draw:g>
        <draw:connector draw:style-name="gr4" draw:text-style-name="P5" draw:layer="layout" draw:type="curve" svg:x1="37.744cm" svg:y1="24.241cm" svg:x2="35.839cm" svg:y2="17.065cm" draw:start-shape="id7" draw:end-shape="id8" svg:d="M37744 24241c-1429 0-477-7176-1905-7176" svg:viewBox="0 0 1906 7177">
          <text:p/>
        </draw:connector>
        <draw:frame draw:style-name="gr21" draw:text-style-name="P3" draw:layer="layout" svg:width="2.921cm" svg:height="2.921cm" svg:x="36.601cm" svg:y="20.05cm">
          <draw:text-box>
            <text:p>IntGrpd</text:p>
          </draw:text-box>
        </draw:frame>
        <draw:connector draw:style-name="gr4" draw:text-style-name="P5" draw:layer="layout" draw:type="curve" svg:x1="35.775cm" svg:y1="17.383cm" svg:x2="38.379cm" svg:y2="11.795cm" draw:start-shape="id9" draw:start-glue-point="0" draw:end-shape="id10" svg:d="M35775 17383c0-4189 2604-1396 2604-5588" svg:viewBox="0 0 2605 5589">
          <text:p/>
        </draw:connector>
        <draw:frame draw:style-name="gr11" draw:text-style-name="P3" draw:layer="layout" svg:width="4.572cm" svg:height="1.27cm" svg:x="33.553cm" svg:y="13.7cm">
          <draw:text-box>
            <text:p>obcat</text:p>
          </draw:text-box>
        </draw:frame>
        <draw:connector draw:style-name="gr4" draw:text-style-name="P5" draw:layer="layout" draw:type="curve" svg:x1="22.694cm" svg:y1="30.464cm" svg:x2="30.124cm" svg:y2="34.655cm" draw:end-shape="id11" draw:end-glue-point="2" svg:d="M22694 30464c0 7036 7430 4941 7430 4191" svg:viewBox="0 0 7431 5073">
          <text:p/>
        </draw:connector>
        <draw:frame draw:style-name="gr10" draw:text-style-name="P3" xml:id="id11" draw:id="id11" draw:layer="layout" svg:width="5.334cm" svg:height="2.286cm" svg:x="27.457cm" svg:y="32.369cm">
          <draw:text-box>
            <text:p>arrcat</text:p>
          </draw:text-box>
        </draw:frame>
        <draw:connector draw:style-name="gr4" draw:text-style-name="P5" draw:layer="layout" draw:type="curve" svg:x1="35.267cm" svg:y1="19.034cm" svg:x2="31.203cm" svg:y2="25.765cm" draw:start-shape="id12" draw:end-shape="id13" svg:d="M35267 19034c0 5049-4064 1684-4064 6731" svg:viewBox="0 0 4065 6732">
          <text:p/>
        </draw:connector>
        <draw:frame draw:style-name="gr22" draw:text-style-name="P3" draw:layer="layout" svg:width="4.191cm" svg:height="2.032cm" svg:x="29.108cm" svg:y="21.447cm">
          <draw:text-box>
            <text:p>obcat</text:p>
          </draw:text-box>
        </draw:frame>
        <draw:connector draw:style-name="gr4" draw:text-style-name="P5" draw:layer="layout" draw:type="curve" svg:x1="39.458cm" svg:y1="12.303cm" svg:x2="40.284cm" svg:y2="16.875cm" draw:end-shape="id14" draw:end-glue-point="3" svg:d="M39458 12303c243 0-170 4572 826 4572" svg:viewBox="0 0 827 4573">
          <text:p/>
        </draw:connector>
        <draw:connector draw:style-name="gr4" draw:text-style-name="P5" draw:layer="layout" draw:type="curve" svg:x1="35.267cm" svg:y1="29.956cm" svg:x2="41.427cm" svg:y2="32.496cm" draw:end-shape="id15" draw:end-glue-point="3" svg:d="M35267 29956c4243 0 1164 2540 6160 2540" svg:viewBox="0 0 6161 2541">
          <text:p/>
        </draw:connector>
        <draw:frame draw:style-name="gr14" draw:text-style-name="P3" draw:layer="layout" svg:width="7.366cm" svg:height="2.159cm" svg:x="37.871cm" svg:y="13.7cm">
          <draw:text-box>
            <text:p>H(-)</text:p>
          </draw:text-box>
        </draw:frame>
        <draw:frame draw:style-name="gr23" draw:text-style-name="P3" draw:layer="layout" svg:width="5.461cm" svg:height="1.905cm" svg:x="35.839cm" svg:y="30.464cm">
          <draw:text-box>
            <text:p>H(-)</text:p>
          </draw:text-box>
        </draw:frame>
        <draw:g xml:id="id14" draw:id="id14">
          <draw:line draw:style-name="gr24" draw:text-style-name="P11" draw:layer="layout" svg:x1="40.665cm" svg:y1="16.748cm" svg:x2="42.57cm" svg:y2="15.097cm">
            <text:p/>
          </draw:line>
          <draw:line draw:style-name="gr24" draw:text-style-name="P11" draw:layer="layout" svg:x1="40.665cm" svg:y1="16.749cm" svg:x2="42.443cm" svg:y2="18.399cm">
            <text:p/>
          </draw:line>
          <draw:line draw:style-name="gr24" draw:text-style-name="P11" draw:layer="layout" svg:x1="40.665cm" svg:y1="16.749cm" svg:x2="42.697cm" svg:y2="16.748cm">
            <text:p/>
          </draw:line>
          <draw:line draw:style-name="gr24" draw:text-style-name="P11" draw:layer="layout" svg:x1="44.094cm" svg:y1="16.748cm" svg:x2="42.697cm" svg:y2="15.097cm">
            <text:p/>
          </draw:line>
          <draw:line draw:style-name="gr24" draw:text-style-name="P11" draw:layer="layout" svg:x1="44.095cm" svg:y1="16.749cm" svg:x2="42.316cm" svg:y2="18.399cm">
            <text:p/>
          </draw:line>
          <draw:line draw:style-name="gr24" draw:text-style-name="P11" draw:layer="layout" svg:x1="44.095cm" svg:y1="16.749cm" svg:x2="42.57cm" svg:y2="16.748cm">
            <text:p/>
          </draw:line>
          <draw:line draw:style-name="gr24" draw:text-style-name="P11" draw:layer="layout" svg:x1="42.824cm" svg:y1="16.494cm" svg:x2="42.824cm" svg:y2="15.224cm">
            <text:p/>
          </draw:line>
          <draw:line draw:style-name="gr24" draw:text-style-name="P11" draw:layer="layout" svg:x1="42.824cm" svg:y1="16.495cm" svg:x2="42.443cm" svg:y2="18.145cm">
            <text:p/>
          </draw:line>
          <draw:custom-shape draw:style-name="gr25" draw:text-style-name="P12" draw:layer="layout" svg:width="4.953cm" svg:height="4.064cm" svg:x="40.284cm" svg:y="14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3" draw:layer="layout" svg:width="7.366cm" svg:height="1.905cm" svg:x="40.411cm" svg:y="13.827cm">
          <draw:text-box>
            <text:p>Rewrite:BICAT</text:p>
          </draw:text-box>
        </draw:frame>
        <draw:g xml:id="id21" draw:id="id21">
          <draw:g xml:id="id15" draw:id="id15">
            <draw:line draw:style-name="gr24" draw:text-style-name="P11" draw:layer="layout" svg:x1="41.808cm" svg:y1="32.369cm" svg:x2="43.967cm" svg:y2="30.718cm">
              <text:p/>
            </draw:line>
            <draw:line draw:style-name="gr24" draw:text-style-name="P11" draw:layer="layout" svg:x1="41.808cm" svg:y1="32.623cm" svg:x2="44.094cm" svg:y2="32.623cm">
              <text:p/>
            </draw:line>
            <draw:line draw:style-name="gr24" draw:text-style-name="P11" draw:layer="layout" svg:x1="41.935cm" svg:y1="33.004cm" svg:x2="43.967cm" svg:y2="34.528cm">
              <text:p/>
            </draw:line>
            <draw:line draw:style-name="gr24" draw:text-style-name="P11" draw:layer="layout" svg:x1="45.745cm" svg:y1="32.496cm" svg:x2="44.094cm" svg:y2="32.496cm">
              <text:p/>
            </draw:line>
            <draw:line draw:style-name="gr24" draw:text-style-name="P11" draw:layer="layout" svg:x1="45.745cm" svg:y1="32.623cm" svg:x2="43.967cm" svg:y2="30.845cm">
              <text:p/>
            </draw:line>
            <draw:line draw:style-name="gr24" draw:text-style-name="P11" draw:layer="layout" svg:x1="45.745cm" svg:y1="32.75cm" svg:x2="43.84cm" svg:y2="34.401cm">
              <text:p/>
            </draw:line>
            <draw:line draw:style-name="gr24" draw:text-style-name="P11" draw:layer="layout" svg:x1="43.84cm" svg:y1="32.242cm" svg:x2="43.84cm" svg:y2="30.972cm">
              <text:p/>
            </draw:line>
            <draw:line draw:style-name="gr24" draw:text-style-name="P11" draw:layer="layout" svg:x1="43.84cm" svg:y1="32.877cm" svg:x2="43.84cm" svg:y2="34.147cm">
              <text:p/>
            </draw:line>
            <draw:frame draw:style-name="gr26" draw:text-style-name="P13" draw:layer="layout" svg:width="3.048cm" svg:height="0.962cm" svg:x="42.697cm" svg:y="31.407cm">
              <draw:text-box>
                <text:p>monic</text:p>
              </draw:text-box>
            </draw:frame>
            <draw:custom-shape draw:style-name="gr25" draw:text-style-name="P12" draw:layer="layout" svg:width="4.953cm" svg:height="4.064cm" svg:x="41.427cm" svg:y="30.4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14" draw:layer="layout" svg:width="9.017cm" svg:height="2.667cm" svg:x="41.3cm" svg:y="29.448cm">
            <draw:text-box>
              <text:p>MonRewrite :BICAT</text:p>
            </draw:text-box>
          </draw:frame>
        </draw:g>
        <draw:g>
          <draw:g xml:id="id16" draw:id="id16">
            <draw:frame draw:style-name="gr28" draw:text-style-name="P8" draw:layer="layout" svg:width="7.366cm" svg:height="2.794cm" svg:x="59.334cm" svg:y="6.588cm">
              <draw:text-box>
                <text:p>X : Set of DPO rule</text:p>
              </draw:text-box>
            </draw:frame>
            <draw:custom-shape draw:style-name="gr29" draw:text-style-name="P10" draw:layer="layout" svg:width="7.112cm" svg:height="1.905cm" svg:x="58.699cm" svg:y="6.2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0" draw:text-style-name="P8" draw:layer="layout" svg:width="4.953cm" svg:height="0.962cm" svg:x="60.223cm" svg:y="5.572cm">
            <draw:text-box>
              <text:p>Grammer</text:p>
            </draw:text-box>
          </draw:frame>
        </draw:g>
        <draw:g xml:id="id18" draw:id="id18">
          <draw:g>
            <draw:custom-shape draw:style-name="gr31" draw:text-style-name="P9" xml:id="id17" draw:id="id17" draw:layer="layout" svg:width="8.128cm" svg:height="3.429cm" svg:x="55.905cm" svg:y="20.6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3" draw:layer="layout" svg:width="5.461cm" svg:height="1.27cm" svg:x="57.556cm" svg:y="19.542cm">
              <draw:text-box>
                <text:p>Language</text:p>
              </draw:text-box>
            </draw:frame>
          </draw:g>
          <draw:frame draw:style-name="gr22" draw:text-style-name="P3" draw:layer="layout" svg:width="10.16cm" svg:height="2.032cm" svg:x="56.413cm" svg:y="21.574cm">
            <draw:text-box>
              <text:p>&lt;X&gt; : reachable typed graphs</text:p>
            </draw:text-box>
          </draw:frame>
        </draw:g>
        <draw:connector draw:style-name="gr4" draw:text-style-name="P5" draw:layer="layout" draw:type="curve" svg:x1="62.699cm" svg:y1="9.382cm" svg:x2="62.843cm" svg:y2="21.187cm" draw:start-shape="id16" draw:end-shape="id17" draw:end-glue-point="11" svg:d="M62699 9382c0 8476 144 2574 144 11805" svg:viewBox="0 0 145 11806">
          <text:p/>
        </draw:connector>
        <draw:frame draw:style-name="gr3" draw:text-style-name="P3" draw:layer="layout" svg:width="5.715cm" svg:height="1.778cm" svg:x="63.144cm" svg:y="13.7cm">
          <draw:text-box>
            <text:p>FrGnrte</text:p>
          </draw:text-box>
        </draw:frame>
        <draw:g xml:id="id19" draw:id="id19">
          <draw:g>
            <draw:line draw:style-name="gr4" draw:text-style-name="P5" draw:layer="layout" svg:x1="48.759cm" svg:y1="14.383cm" svg:x2="50.937cm" svg:y2="15.987cm">
              <text:p/>
            </draw:line>
            <draw:line draw:style-name="gr4" draw:text-style-name="P5" draw:layer="layout" svg:x1="48.874cm" svg:y1="14.383cm" svg:x2="50.823cm" svg:y2="13.286cm">
              <text:p/>
            </draw:line>
            <draw:line draw:style-name="gr4" draw:text-style-name="P5" draw:layer="layout" svg:x1="48.581cm" svg:y1="14.421cm" svg:x2="51.282cm" svg:y2="14.383cm">
              <text:p/>
            </draw:line>
            <draw:line draw:style-name="gr4" draw:text-style-name="P5" draw:layer="layout" svg:x1="53.23cm" svg:y1="14.383cm" svg:x2="51.396cm" svg:y2="14.383cm">
              <text:p/>
            </draw:line>
            <draw:line draw:style-name="gr4" draw:text-style-name="P5" draw:layer="layout" svg:x1="53.001cm" svg:y1="14.299cm" svg:x2="50.937cm" svg:y2="13.286cm">
              <text:p/>
            </draw:line>
            <draw:line draw:style-name="gr4" draw:text-style-name="P5" draw:layer="layout" svg:x1="52.766cm" svg:y1="14.617cm" svg:x2="50.823cm" svg:y2="16.072cm">
              <text:p/>
            </draw:line>
            <draw:line draw:style-name="gr4" draw:text-style-name="P5" draw:layer="layout" svg:x1="51.052cm" svg:y1="14.468cm" svg:x2="50.823cm" svg:y2="13.539cm">
              <text:p/>
            </draw:line>
            <draw:line draw:style-name="gr4" draw:text-style-name="P5" draw:layer="layout" svg:x1="51.052cm" svg:y1="14.552cm" svg:x2="50.937cm" svg:y2="15.481cm">
              <text:p/>
            </draw:line>
            <draw:custom-shape draw:style-name="gr32" draw:text-style-name="P9" draw:layer="layout" svg:width="6.649cm" svg:height="3.376cm" svg:x="47.269cm" svg:y="12.8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3" draw:text-style-name="P3" draw:layer="layout" svg:width="6.535cm" svg:height="1.266cm" svg:x="48.186cm" svg:y="11.851cm">
            <draw:text-box>
              <text:p>&lt;&lt;X&gt;&gt; : BICAT</text:p>
            </draw:text-box>
          </draw:frame>
        </draw:g>
        <draw:frame draw:style-name="gr22" draw:text-style-name="P3" draw:layer="layout" svg:width="6.477cm" svg:height="2.032cm" svg:x="49.301cm" svg:y="23.86cm">
          <draw:text-box>
            <text:p>mnc</text:p>
          </draw:text-box>
        </draw:frame>
        <draw:g xml:id="id20" draw:id="id20">
          <draw:frame draw:style-name="gr3" draw:text-style-name="P3" draw:layer="layout" svg:width="6.604cm" svg:height="1.778cm" svg:x="47.142cm" svg:y="21.447cm">
            <draw:text-box>
              <text:p>Mon&lt;&lt;X&gt;&gt;:BICAT</text:p>
            </draw:text-box>
          </draw:frame>
          <draw:g>
            <draw:line draw:style-name="gr4" draw:text-style-name="P5" draw:layer="layout" svg:x1="47.904cm" svg:y1="25.13cm" svg:x2="50.571cm" svg:y2="25.257cm">
              <text:p/>
            </draw:line>
            <draw:line draw:style-name="gr4" draw:text-style-name="P5" draw:layer="layout" svg:x1="47.904cm" svg:y1="25.003cm" svg:x2="50.19cm" svg:y2="23.098cm">
              <text:p/>
            </draw:line>
            <draw:line draw:style-name="gr4" draw:text-style-name="P5" draw:layer="layout" svg:x1="48.031cm" svg:y1="25.384cm" svg:x2="49.69cm" svg:y2="27.359cm">
              <text:p/>
            </draw:line>
            <draw:line draw:style-name="gr4" draw:text-style-name="P5" draw:layer="layout" svg:x1="51.968cm" svg:y1="25.13cm" svg:x2="50.317cm" svg:y2="22.971cm">
              <text:p/>
            </draw:line>
            <draw:line draw:style-name="gr4" draw:text-style-name="P5" draw:layer="layout" svg:x1="52.222cm" svg:y1="25.384cm" svg:x2="49.936cm" svg:y2="25.384cm">
              <text:p/>
            </draw:line>
            <draw:line draw:style-name="gr4" draw:text-style-name="P5" draw:layer="layout" svg:x1="52.222cm" svg:y1="25.511cm" svg:x2="50.317cm" svg:y2="28.051cm">
              <text:p/>
            </draw:line>
            <draw:line draw:style-name="gr4" draw:text-style-name="P5" draw:layer="layout" svg:x1="50.063cm" svg:y1="24.749cm" svg:x2="50.19cm" svg:y2="23.606cm">
              <text:p/>
            </draw:line>
            <draw:line draw:style-name="gr4" draw:text-style-name="P5" draw:layer="layout" svg:x1="50.063cm" svg:y1="25.892cm" svg:x2="50.063cm" svg:y2="27.035cm">
              <text:p/>
            </draw:line>
            <draw:custom-shape draw:style-name="gr34" draw:text-style-name="P9" draw:layer="layout" svg:width="6.35cm" svg:height="4.953cm" svg:x="46.761cm" svg:y="22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4" draw:text-style-name="P5" draw:layer="layout" draw:type="curve" svg:x1="55.905cm" svg:y1="21.828cm" svg:x2="53.975cm" svg:y2="14.876cm" draw:start-shape="id18" svg:d="M55905 21828c-1822 0-858-6952-1930-6952" svg:viewBox="0 0 1931 6953">
          <text:p/>
        </draw:connector>
        <draw:connector draw:style-name="gr4" draw:text-style-name="P5" draw:layer="layout" draw:type="curve" svg:x1="47.269cm" svg:y1="14.045cm" svg:x2="45.237cm" svg:y2="16.875cm" draw:start-shape="id19" draw:end-shape="id14" draw:end-glue-point="1" svg:d="M47269 14045c-1524 0-508 2830-2032 2830" svg:viewBox="0 0 2033 2831">
          <text:p/>
        </draw:connector>
        <draw:connector draw:style-name="gr4" draw:text-style-name="P5" draw:layer="layout" draw:type="curve" svg:x1="59.737cm" svg:y1="24.401cm" svg:x2="53.746cm" svg:y2="24.749cm" draw:end-shape="id20" svg:d="M59737 24401c-4117 0-1122 348-5991 348" svg:viewBox="0 0 5992 349">
          <text:p/>
        </draw:connector>
        <draw:connector draw:style-name="gr4" draw:text-style-name="P5" draw:layer="layout" draw:type="curve" svg:x1="49.33cm" svg:y1="27.929cm" svg:x2="45.808cm" svg:y2="34.528cm" draw:end-shape="id21" draw:end-glue-point="2" svg:d="M49330 27929c2230 0 1859 3551 421 5389s-3943 1963-3943 1210" svg:viewBox="0 0 5109 7033">
          <text:p/>
        </draw:connector>
        <draw:frame draw:style-name="gr20" draw:text-style-name="P3" draw:layer="layout" svg:width="4.699cm" svg:height="1.651cm" svg:x="55.905cm" svg:y="25.003cm">
          <draw:text-box>
            <text:p>FrGnrte</text:p>
          </draw:text-box>
        </draw:frame>
        <draw:frame draw:style-name="gr35" draw:text-style-name="P3" draw:layer="layout" svg:width="5.969cm" svg:height="2.667cm" svg:x="54.635cm" svg:y="17.129cm">
          <draw:text-box>
            <text:p>FrGnrte</text:p>
          </draw:text-box>
        </draw:frame>
        <draw:frame draw:style-name="gr36" draw:text-style-name="P3" draw:layer="layout" svg:width="6.477cm" svg:height="1.397cm" svg:x="46.253cm" svg:y="16.24cm">
          <draw:text-box>
            <text:p>incl</text:p>
          </draw:text-box>
        </draw:frame>
        <draw:frame draw:style-name="gr37" draw:text-style-name="P3" draw:layer="layout" svg:width="4.064cm" svg:height="1.524cm" svg:x="50.698cm" svg:y="31.48cm">
          <draw:text-box>
            <text:p>incl</text:p>
          </draw:text-box>
        </draw:frame>
        <draw:line draw:style-name="gr4" draw:text-style-name="P5" draw:layer="layout" svg:x1="21.488cm" svg:y1="9.89cm" svg:x2="21.615cm" svg:y2="7.985cm">
          <text:p/>
        </draw:line>
        <draw:line draw:style-name="gr4" draw:text-style-name="P5" draw:layer="layout" svg:x1="21.488cm" svg:y1="10.017cm" svg:x2="21.488cm" svg:y2="11.922cm">
          <text:p/>
        </draw:line>
        <draw:line draw:style-name="gr4" draw:text-style-name="P5" draw:layer="layout" svg:x1="23.52cm" svg:y1="10.017cm" svg:x2="23.647cm" svg:y2="8.112cm">
          <text:p/>
        </draw:line>
        <draw:line draw:style-name="gr4" draw:text-style-name="P5" draw:layer="layout" svg:x1="23.52cm" svg:y1="10.144cm" svg:x2="23.52cm" svg:y2="12.049cm">
          <text:p/>
        </draw:line>
        <draw:line draw:style-name="gr4" draw:text-style-name="P5" draw:layer="layout" svg:x1="25.806cm" svg:y1="10.017cm" svg:x2="25.933cm" svg:y2="8.112cm">
          <text:p/>
        </draw:line>
        <draw:line draw:style-name="gr4" draw:text-style-name="P5" draw:layer="layout" svg:x1="25.806cm" svg:y1="10.144cm" svg:x2="25.806cm" svg:y2="12.049cm">
          <text:p/>
        </draw:line>
        <draw:line draw:style-name="gr4" draw:text-style-name="P5" draw:layer="layout" svg:x1="21.742cm" svg:y1="7.985cm" svg:x2="23.901cm" svg:y2="7.985cm">
          <text:p/>
        </draw:line>
        <draw:line draw:style-name="gr4" draw:text-style-name="P5" draw:layer="layout" svg:x1="25.933cm" svg:y1="7.985cm" svg:x2="23.901cm" svg:y2="7.985cm">
          <text:p/>
        </draw:line>
        <draw:line draw:style-name="gr4" draw:text-style-name="P5" draw:layer="layout" svg:x1="21.488cm" svg:y1="9.89cm" svg:x2="23.647cm" svg:y2="9.89cm">
          <text:p/>
        </draw:line>
        <draw:line draw:style-name="gr4" draw:text-style-name="P5" draw:layer="layout" svg:x1="25.679cm" svg:y1="9.89cm" svg:x2="23.647cm" svg:y2="9.89cm">
          <text:p/>
        </draw:line>
        <draw:line draw:style-name="gr4" draw:text-style-name="P5" draw:layer="layout" svg:x1="21.361cm" svg:y1="12.049cm" svg:x2="23.52cm" svg:y2="12.049cm">
          <text:p/>
        </draw:line>
        <draw:line draw:style-name="gr4" draw:text-style-name="P5" draw:layer="layout" svg:x1="25.552cm" svg:y1="12.049cm" svg:x2="23.52cm" svg:y2="12.049cm">
          <text:p/>
        </draw:line>
        <draw:frame draw:style-name="gr11" draw:text-style-name="P3" draw:layer="layout" svg:width="1.905cm" svg:height="1.27cm" svg:x="21.742cm" svg:y="8.493cm">
          <draw:text-box>
            <text:p>isos</text:p>
          </draw:text-box>
        </draw:frame>
        <draw:g>
          <draw:g>
            <draw:line draw:style-name="gr4" draw:text-style-name="P5" draw:layer="layout" svg:x1="18.567cm" svg:y1="28.178cm" svg:x2="18.694cm" svg:y2="26.273cm">
              <text:p/>
            </draw:line>
            <draw:line draw:style-name="gr4" draw:text-style-name="P5" draw:layer="layout" svg:x1="18.567cm" svg:y1="28.305cm" svg:x2="18.567cm" svg:y2="30.21cm">
              <text:p/>
            </draw:line>
            <draw:line draw:style-name="gr4" draw:text-style-name="P5" draw:layer="layout" svg:x1="20.599cm" svg:y1="28.305cm" svg:x2="20.726cm" svg:y2="26.4cm">
              <text:p/>
            </draw:line>
            <draw:line draw:style-name="gr4" draw:text-style-name="P5" draw:layer="layout" svg:x1="20.599cm" svg:y1="28.432cm" svg:x2="20.599cm" svg:y2="30.337cm">
              <text:p/>
            </draw:line>
            <draw:line draw:style-name="gr4" draw:text-style-name="P5" draw:layer="layout" svg:x1="22.885cm" svg:y1="28.305cm" svg:x2="23.012cm" svg:y2="26.4cm">
              <text:p/>
            </draw:line>
            <draw:line draw:style-name="gr4" draw:text-style-name="P5" draw:layer="layout" svg:x1="22.885cm" svg:y1="28.432cm" svg:x2="22.885cm" svg:y2="30.337cm">
              <text:p/>
            </draw:line>
            <draw:line draw:style-name="gr4" draw:text-style-name="P5" draw:layer="layout" svg:x1="18.821cm" svg:y1="26.273cm" svg:x2="20.98cm" svg:y2="26.273cm">
              <text:p/>
            </draw:line>
            <draw:line draw:style-name="gr4" draw:text-style-name="P5" draw:layer="layout" svg:x1="23.012cm" svg:y1="26.273cm" svg:x2="20.98cm" svg:y2="26.273cm">
              <text:p/>
            </draw:line>
            <draw:line draw:style-name="gr4" draw:text-style-name="P5" draw:layer="layout" svg:x1="18.567cm" svg:y1="28.178cm" svg:x2="20.726cm" svg:y2="28.178cm">
              <text:p/>
            </draw:line>
            <draw:line draw:style-name="gr4" draw:text-style-name="P5" draw:layer="layout" svg:x1="22.758cm" svg:y1="28.178cm" svg:x2="20.726cm" svg:y2="28.178cm">
              <text:p/>
            </draw:line>
            <draw:line draw:style-name="gr4" draw:text-style-name="P5" draw:layer="layout" svg:x1="18.44cm" svg:y1="30.337cm" svg:x2="20.599cm" svg:y2="30.337cm">
              <text:p/>
            </draw:line>
            <draw:line draw:style-name="gr4" draw:text-style-name="P5" draw:layer="layout" svg:x1="22.631cm" svg:y1="30.337cm" svg:x2="20.599cm" svg:y2="30.337cm">
              <text:p/>
            </draw:line>
            <draw:frame draw:style-name="gr11" draw:text-style-name="P3" draw:layer="layout" svg:width="1.905cm" svg:height="1.27cm" svg:x="18.821cm" svg:y="26.781cm">
              <draw:text-box>
                <text:p>isos</text:p>
              </draw:text-box>
            </draw:frame>
            <draw:g>
              <draw:g>
                <draw:custom-shape draw:style-name="gr38" draw:text-style-name="P9" draw:layer="layout" svg:width="6.35cm" svg:height="6.35cm" svg:x="17.424cm" svg:y="25.51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37" draw:text-style-name="P3" draw:layer="layout" svg:width="4.953cm" svg:height="1.524cm" svg:x="20.599cm" svg:y="28.559cm">
              <draw:text-box>
                <text:p>mncs</text:p>
              </draw:text-box>
            </draw:frame>
          </draw:g>
          <draw:frame draw:style-name="gr39" draw:text-style-name="P3" draw:layer="layout" svg:width="6.223cm" svg:height="1.143cm" svg:x="18.567cm" svg:y="24.114cm">
            <draw:text-box>
              <text:p>Sp(Lopn2):CAT</text:p>
            </draw:text-box>
          </draw:frame>
        </draw:g>
        <draw:g xml:id="id13" draw:id="id13">
          <draw:line draw:style-name="gr4" draw:text-style-name="P5" draw:layer="layout" svg:x1="28.219cm" svg:y1="30.21cm" svg:x2="28.346cm" svg:y2="28.305cm">
            <text:p/>
          </draw:line>
          <draw:line draw:style-name="gr4" draw:text-style-name="P5" draw:layer="layout" svg:x1="28.219cm" svg:y1="30.337cm" svg:x2="28.219cm" svg:y2="32.242cm">
            <text:p/>
          </draw:line>
          <draw:line draw:style-name="gr4" draw:text-style-name="P5" draw:layer="layout" svg:x1="30.251cm" svg:y1="30.337cm" svg:x2="30.378cm" svg:y2="28.432cm">
            <text:p/>
          </draw:line>
          <draw:line draw:style-name="gr4" draw:text-style-name="P5" draw:layer="layout" svg:x1="30.251cm" svg:y1="30.464cm" svg:x2="30.251cm" svg:y2="32.369cm">
            <text:p/>
          </draw:line>
          <draw:line draw:style-name="gr4" draw:text-style-name="P5" draw:layer="layout" svg:x1="32.537cm" svg:y1="30.337cm" svg:x2="32.664cm" svg:y2="28.432cm">
            <text:p/>
          </draw:line>
          <draw:line draw:style-name="gr4" draw:text-style-name="P5" draw:layer="layout" svg:x1="32.537cm" svg:y1="30.464cm" svg:x2="32.537cm" svg:y2="32.369cm">
            <text:p/>
          </draw:line>
          <draw:line draw:style-name="gr4" draw:text-style-name="P5" draw:layer="layout" svg:x1="28.473cm" svg:y1="28.305cm" svg:x2="30.632cm" svg:y2="28.305cm">
            <text:p/>
          </draw:line>
          <draw:line draw:style-name="gr4" draw:text-style-name="P5" draw:layer="layout" svg:x1="32.664cm" svg:y1="28.305cm" svg:x2="30.632cm" svg:y2="28.305cm">
            <text:p/>
          </draw:line>
          <draw:line draw:style-name="gr4" draw:text-style-name="P5" draw:layer="layout" svg:x1="28.219cm" svg:y1="30.21cm" svg:x2="30.378cm" svg:y2="30.21cm">
            <text:p/>
          </draw:line>
          <draw:line draw:style-name="gr4" draw:text-style-name="P5" draw:layer="layout" svg:x1="32.41cm" svg:y1="30.21cm" svg:x2="30.378cm" svg:y2="30.21cm">
            <text:p/>
          </draw:line>
          <draw:line draw:style-name="gr4" draw:text-style-name="P5" draw:layer="layout" svg:x1="28.092cm" svg:y1="32.369cm" svg:x2="30.251cm" svg:y2="32.369cm">
            <text:p/>
          </draw:line>
          <draw:line draw:style-name="gr4" draw:text-style-name="P5" draw:layer="layout" svg:x1="32.283cm" svg:y1="32.369cm" svg:x2="30.251cm" svg:y2="32.369cm">
            <text:p/>
          </draw:line>
          <draw:frame draw:style-name="gr11" draw:text-style-name="P3" draw:layer="layout" svg:width="1.905cm" svg:height="1.27cm" svg:x="28.473cm" svg:y="28.813cm">
            <draw:text-box>
              <text:p>isos</text:p>
            </draw:text-box>
          </draw:frame>
          <draw:g xml:id="id23" draw:id="id23">
            <draw:g>
              <draw:g>
                <draw:custom-shape draw:style-name="gr38" draw:text-style-name="P9" draw:layer="layout" svg:width="6.35cm" svg:height="6.35cm" svg:x="27.203cm" svg:y="27.16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23" draw:text-style-name="P3" draw:layer="layout" svg:width="7.747cm" svg:height="1.905cm" svg:x="27.457cm" svg:y="25.765cm">
              <draw:text-box>
                <text:p>L-MonRwrt :DBLE</text:p>
              </draw:text-box>
            </draw:frame>
          </draw:g>
        </draw:g>
        <draw:frame draw:style-name="gr20" draw:text-style-name="P3" draw:layer="layout" svg:width="3.937cm" svg:height="1.651cm" svg:x="33.426cm" svg:y="28.94cm">
          <draw:text-box>
            <text:p>mnc</text:p>
          </draw:text-box>
        </draw:frame>
        <draw:line draw:style-name="gr4" draw:text-style-name="P5" draw:layer="layout" svg:x1="36.093cm" svg:y1="8.493cm" svg:x2="36.22cm" svg:y2="6.588cm">
          <text:p/>
        </draw:line>
        <draw:line draw:style-name="gr4" draw:text-style-name="P5" draw:layer="layout" svg:x1="36.093cm" svg:y1="8.62cm" svg:x2="36.093cm" svg:y2="10.525cm">
          <text:p/>
        </draw:line>
        <draw:line draw:style-name="gr4" draw:text-style-name="P5" draw:layer="layout" svg:x1="38.125cm" svg:y1="8.62cm" svg:x2="38.252cm" svg:y2="6.715cm">
          <text:p/>
        </draw:line>
        <draw:line draw:style-name="gr4" draw:text-style-name="P5" draw:layer="layout" svg:x1="38.125cm" svg:y1="8.747cm" svg:x2="38.125cm" svg:y2="10.652cm">
          <text:p/>
        </draw:line>
        <draw:line draw:style-name="gr4" draw:text-style-name="P5" draw:layer="layout" svg:x1="40.411cm" svg:y1="8.62cm" svg:x2="40.538cm" svg:y2="6.715cm">
          <text:p/>
        </draw:line>
        <draw:line draw:style-name="gr4" draw:text-style-name="P5" draw:layer="layout" svg:x1="40.411cm" svg:y1="8.747cm" svg:x2="40.411cm" svg:y2="10.652cm">
          <text:p/>
        </draw:line>
        <draw:line draw:style-name="gr4" draw:text-style-name="P5" draw:layer="layout" svg:x1="36.347cm" svg:y1="6.588cm" svg:x2="38.506cm" svg:y2="6.588cm">
          <text:p/>
        </draw:line>
        <draw:line draw:style-name="gr4" draw:text-style-name="P5" draw:layer="layout" svg:x1="40.538cm" svg:y1="6.588cm" svg:x2="38.506cm" svg:y2="6.588cm">
          <text:p/>
        </draw:line>
        <draw:line draw:style-name="gr4" draw:text-style-name="P5" draw:layer="layout" svg:x1="36.093cm" svg:y1="8.493cm" svg:x2="38.252cm" svg:y2="8.493cm">
          <text:p/>
        </draw:line>
        <draw:line draw:style-name="gr4" draw:text-style-name="P5" draw:layer="layout" svg:x1="40.284cm" svg:y1="8.493cm" svg:x2="38.252cm" svg:y2="8.493cm">
          <text:p/>
        </draw:line>
        <draw:line draw:style-name="gr4" draw:text-style-name="P5" draw:layer="layout" svg:x1="35.966cm" svg:y1="10.652cm" svg:x2="38.125cm" svg:y2="10.652cm">
          <text:p/>
        </draw:line>
        <draw:line draw:style-name="gr4" draw:text-style-name="P5" draw:layer="layout" svg:x1="40.157cm" svg:y1="10.652cm" svg:x2="38.125cm" svg:y2="10.652cm">
          <text:p/>
        </draw:line>
        <draw:frame draw:style-name="gr11" draw:text-style-name="P3" draw:layer="layout" svg:width="1.905cm" svg:height="1.27cm" svg:x="36.347cm" svg:y="7.096cm">
          <draw:text-box>
            <text:p>isos</text:p>
          </draw:text-box>
        </draw:frame>
        <draw:g xml:id="id10" draw:id="id10">
          <draw:g>
            <draw:custom-shape draw:style-name="gr38" draw:text-style-name="P9" draw:layer="layout" svg:width="6.35cm" svg:height="6.35cm" svg:x="35.204cm" svg:y="5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2" draw:text-style-name="P3" draw:layer="layout" svg:width="7.366cm" svg:height="2.032cm" svg:x="36.474cm" svg:y="4.302cm">
          <draw:text-box>
            <text:p>Rwrt:DBLE</text:p>
          </draw:text-box>
        </draw:frame>
        <draw:g xml:id="id22" draw:id="id22">
          <draw:frame draw:style-name="gr40" draw:text-style-name="P8" draw:layer="layout" svg:width="7.76cm" svg:height="2.032cm" svg:x="18.808cm" svg:y="17.637cm">
            <draw:text-box>
              <text:p><text:s/>bdd : PTS → SPACE</text:p>
            </draw:text-box>
          </draw:frame>
          <draw:custom-shape draw:style-name="gr41" draw:text-style-name="P15" draw:layer="layout" svg:width="7.189cm" svg:height="1.397cm" svg:x="18.694cm" svg:y="17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5" draw:layer="layout" draw:type="curve" draw:line-skew="-1.779cm" svg:x1="26.568cm" svg:y1="18.589cm" svg:x2="35.204cm" svg:y2="8.62cm" draw:start-shape="id22" draw:end-shape="id10" draw:end-glue-point="3" svg:d="M26568 18589c3808 0-509-9969 8636-9969" svg:viewBox="0 0 8637 9970">
          <text:p/>
        </draw:connector>
        <draw:connector draw:style-name="gr4" draw:text-style-name="P5" draw:layer="layout" draw:type="curve" svg:x1="23.075cm" svg:y1="19.288cm" svg:x2="27.203cm" svg:y2="29.638cm" draw:end-shape="id23" draw:end-glue-point="3" svg:d="M23075 19288c2721 0 657 10350 4128 10350" svg:viewBox="0 0 4129 10351">
          <text:p/>
        </draw:connector>
        <draw:frame draw:style-name="gr37" draw:text-style-name="P3" draw:layer="layout" svg:width="8.001cm" svg:height="1.524cm" svg:x="30.632cm" svg:y="10.525cm">
          <draw:text-box>
            <text:p>inpt data</text:p>
          </draw:text-box>
        </draw:frame>
        <draw:frame draw:style-name="gr37" draw:text-style-name="P3" draw:layer="layout" svg:width="6.731cm" svg:height="1.524cm" svg:x="23.393cm" svg:y="22.336cm">
          <draw:text-box>
            <text:p>Inpt data</text:p>
          </draw:text-box>
        </draw:frame>
        <draw:g>
          <draw:g>
            <draw:custom-shape draw:style-name="gr38" draw:text-style-name="P9" draw:layer="layout" svg:width="6.35cm" svg:height="6.35cm" svg:x="20.346cm" svg:y="7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4" draw:text-style-name="P5" draw:layer="layout" draw:type="curve" svg:x1="11.171cm" svg:y1="25.282cm" svg:x2="17.198cm" svg:y2="28.957cm" svg:d="M11171 25282c4521 0 1508 3675 6027 3675" svg:viewBox="0 0 6028 3676">
            <text:p/>
          </draw:connector>
        </draw:g>
        <draw:g xml:id="id24" draw:id="id24">
          <draw:g>
            <draw:line draw:style-name="gr4" draw:text-style-name="P5" draw:layer="layout" svg:x1="5.74cm" svg:y1="24.368cm" svg:x2="5.867cm" svg:y2="22.463cm">
              <text:p/>
            </draw:line>
            <draw:line draw:style-name="gr4" draw:text-style-name="P5" draw:layer="layout" svg:x1="5.74cm" svg:y1="24.495cm" svg:x2="5.74cm" svg:y2="26.4cm">
              <text:p/>
            </draw:line>
            <draw:line draw:style-name="gr4" draw:text-style-name="P5" draw:layer="layout" svg:x1="7.772cm" svg:y1="24.495cm" svg:x2="7.899cm" svg:y2="22.59cm">
              <text:p/>
            </draw:line>
            <draw:line draw:style-name="gr4" draw:text-style-name="P5" draw:layer="layout" svg:x1="7.772cm" svg:y1="24.622cm" svg:x2="7.772cm" svg:y2="26.527cm">
              <text:p/>
            </draw:line>
            <draw:line draw:style-name="gr4" draw:text-style-name="P5" draw:layer="layout" svg:x1="10.058cm" svg:y1="24.495cm" svg:x2="10.185cm" svg:y2="22.59cm">
              <text:p/>
            </draw:line>
            <draw:line draw:style-name="gr4" draw:text-style-name="P5" draw:layer="layout" svg:x1="10.058cm" svg:y1="24.622cm" svg:x2="10.058cm" svg:y2="26.527cm">
              <text:p/>
            </draw:line>
            <draw:line draw:style-name="gr4" draw:text-style-name="P5" draw:layer="layout" svg:x1="5.994cm" svg:y1="22.463cm" svg:x2="8.153cm" svg:y2="22.463cm">
              <text:p/>
            </draw:line>
            <draw:line draw:style-name="gr4" draw:text-style-name="P5" draw:layer="layout" svg:x1="10.185cm" svg:y1="22.463cm" svg:x2="8.153cm" svg:y2="22.463cm">
              <text:p/>
            </draw:line>
            <draw:line draw:style-name="gr4" draw:text-style-name="P5" draw:layer="layout" svg:x1="5.74cm" svg:y1="24.368cm" svg:x2="7.899cm" svg:y2="24.368cm">
              <text:p/>
            </draw:line>
            <draw:line draw:style-name="gr4" draw:text-style-name="P5" draw:layer="layout" svg:x1="9.931cm" svg:y1="24.368cm" svg:x2="7.899cm" svg:y2="24.368cm">
              <text:p/>
            </draw:line>
            <draw:line draw:style-name="gr4" draw:text-style-name="P5" draw:layer="layout" svg:x1="5.613cm" svg:y1="26.527cm" svg:x2="7.772cm" svg:y2="26.527cm">
              <text:p/>
            </draw:line>
            <draw:line draw:style-name="gr4" draw:text-style-name="P5" draw:layer="layout" svg:x1="9.804cm" svg:y1="26.527cm" svg:x2="7.772cm" svg:y2="26.527cm">
              <text:p/>
            </draw:line>
            <draw:frame draw:style-name="gr11" draw:text-style-name="P3" draw:layer="layout" svg:width="1.905cm" svg:height="1.27cm" svg:x="5.994cm" svg:y="22.971cm">
              <draw:text-box>
                <text:p>isos</text:p>
              </draw:text-box>
            </draw:frame>
            <draw:g>
              <draw:g>
                <draw:custom-shape draw:style-name="gr42" draw:text-style-name="P9" draw:layer="layout" svg:width="6.35cm" svg:height="6.35cm" svg:x="4.597cm" svg:y="21.701cm">
                  <text:p text:style-name="P9"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frame draw:style-name="gr39" draw:text-style-name="P3" draw:layer="layout" svg:width="6.223cm" svg:height="1.143cm" svg:x="5.74cm" svg:y="20.304cm">
            <draw:text-box>
              <text:p>Sp(Lopn):CAT</text:p>
            </draw:text-box>
          </draw:frame>
        </draw:g>
        <draw:connector draw:style-name="gr4" draw:text-style-name="P5" draw:layer="layout" draw:type="curve" svg:x1="7.129cm" svg:y1="14.699cm" svg:x2="4.597cm" svg:y2="24.177cm" draw:end-shape="id24" draw:end-glue-point="3" svg:d="M7129 14699c-4549 0-3283 9478-2532 9478" svg:viewBox="0 0 3284 9479">
          <text:p/>
        </draw:connector>
        <draw:frame draw:style-name="gr37" draw:text-style-name="P3" draw:layer="layout" svg:width="2.921cm" svg:height="1.524cm" svg:x="1.676cm" svg:y="16.494cm">
          <draw:text-box>
            <text:p>Sp(-)</text:p>
          </draw:text-box>
        </draw:frame>
        <draw:connector draw:style-name="gr4" draw:text-style-name="P5" draw:layer="layout" draw:type="curve" svg:x1="11.171cm" svg:y1="23.886cm" svg:x2="20.726cm" svg:y2="12.715cm" svg:d="M11171 23886c0-8377 9555-2792 9555-11171" svg:viewBox="0 0 9556 11172">
          <text:p/>
        </draw:connector>
        <draw:frame draw:style-name="gr11" draw:text-style-name="P3" draw:layer="layout" svg:width="2.54cm" svg:height="1.27cm" svg:x="12.979cm" svg:y="17.891cm">
          <draw:text-box>
            <text:p>subcat</text:p>
          </draw:text-box>
        </draw:frame>
        <draw:frame draw:style-name="gr11" draw:text-style-name="P3" draw:layer="layout" svg:width="2.921cm" svg:height="1.27cm" svg:x="13.106cm" svg:y="24.749cm">
          <draw:text-box>
            <text:p>subca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5%" draw:textarea-horizontal-align="justify" fo:padding-top="0.125cm" fo:padding-bottom="0.125cm" fo:padding-left="0.25cm" fo:padding-right="0.25cm" draw:shadow="hidden" draw:shadow-offset-x="0.2cm" draw:shadow-offset-y="0.2cm" draw:shadow-color="#808080" draw:shadow-opacity="1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25cm" fo:margin-right="0cm" fo:page-width="76.2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2:29:59.519637661</meta:creation-date>
    <dc:date>2018-02-04T16:31:44.853774586</dc:date>
    <meta:editing-duration>PT4H10M38S</meta:editing-duration>
    <meta:editing-cycles>12</meta:editing-cycles>
    <meta:generator>LibreOffice/5.1.6.2$Linux_X86_64 LibreOffice_project/10m0$Build-2</meta:generator>
    <meta:document-statistic meta:object-count="238"/>
  </office:meta>
</office:document-meta>
</file>